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 fo:font-family="'Droid Sans Mono'" style:font-family-generic="swiss" style:font-pitch="fixed"/>
    </style:style>
    <style:style style:name="P4" style:family="paragraph">
      <style:text-properties fo:font-family="'Droid Sans Mono'" style:font-family-generic="swiss" style:font-pitch="fixed" fo:font-size="18pt"/>
    </style:style>
    <style:style style:name="P5" style:family="paragraph">
      <style:text-properties fo:color="#808080" fo:font-family="'Droid Sans Mono'" style:font-family-generic="swiss" style:font-pitch="fixed" fo:font-size="18pt"/>
    </style:style>
    <style:style style:name="P6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3" style:family="text">
      <style:text-properties fo:font-family="'Droid Sans Mono'" style:font-family-generic="swiss" style:font-pitch="fixed"/>
    </style:style>
    <style:style style:name="T4" style:family="text">
      <style:text-properties fo:color="#808080" fo:font-family="'Droid Sans Mono'" style:font-family-generic="swiss" style:font-pitch="fixed"/>
    </style:style>
    <style:style style:name="T5" style:family="text">
      <style:text-properties fo:font-family="'Droid Sans Mono'" style:font-family-generic="swiss" style:font-pitch="fixed" fo:font-size="18pt"/>
    </style:style>
    <style:style style:name="T6" style:family="text">
      <style:text-properties fo:color="#808080" fo:font-family="'Droid Sans Mono'" style:font-family-generic="swiss" style:font-pitch="fixed" fo:font-size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</text:span><text:span text:style-name="T3">identifiers </text:span><text:span text:style-name="T1">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</text:span><text:span text:style-name="T3">identifiers </text:span><text:span text:style-name="T1">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51cm" svg:y="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83cm" svg:y="5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86cm" svg:y1="2.348cm" svg:x2="4.683cm" svg:y2="6.615cm" draw:start-shape="id1" draw:start-glue-point="8" draw:end-shape="id2" draw:end-glue-point="6" svg:d="m1686 2348c0 2845 999 4267 2997 4267">
          <text:p/>
        </draw:connector>
        <draw:frame draw:style-name="gr5" draw:text-style-name="P3" draw:layer="layout" svg:width="2.788cm" svg:height="0.988cm" svg:x="2.27cm" svg:y="3.567cm">
          <draw:text-box>
            <text:p><text:span text:style-name="T4">=alice</text:span></text:p>
          </draw:text-box>
        </draw:frame>
        <draw:frame draw:style-name="gr2" draw:text-style-name="P2" draw:layer="layout" svg:width="2.788cm" svg:height="0.988cm" svg:x="6.721cm" svg:y="6.234cm">
          <draw:text-box>
            <text:p><text:span text:style-name="T1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78cm" svg:y="1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71cm" svg:y="5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13cm" svg:y1="2.299cm" svg:x2="4.71cm" svg:y2="6.566cm" draw:start-shape="id3" draw:start-glue-point="8" draw:end-shape="id4" draw:end-glue-point="6" svg:d="m1713 2299c0 2845 999 4267 2997 4267">
          <text:p/>
        </draw:connector>
        <draw:frame draw:style-name="gr5" draw:text-style-name="P3" draw:layer="layout" svg:width="2.788cm" svg:height="0.988cm" svg:x="2.297cm" svg:y="3.518cm">
          <draw:text-box>
            <text:p><text:span text:style-name="T4">=alice</text:span></text:p>
          </draw:text-box>
        </draw:frame>
        <draw:frame draw:style-name="gr2" draw:text-style-name="P2" draw:layer="layout" svg:width="2.788cm" svg:height="0.988cm" svg:x="6.748cm" svg:y="6.185cm">
          <draw:text-box>
            <text:p><text:span text:style-name="T1">=alice</text:span></text:p>
          </draw:text-box>
        </draw:frame>
        <draw:custom-shape draw:style-name="gr3" draw:text-style-name="P1" xml:id="id5" draw:id="id5" draw:layer="layout" svg:width="1.27cm" svg:height="1.27cm" svg:x="4.71cm" svg:y="11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71cm" svg:y="16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26cm" svg:height="0.988cm" svg:x="6.748cm" svg:y="11.369cm">
          <draw:text-box>
            <text:p><text:span text:style-name="T1">=bob</text:span></text:p>
          </draw:text-box>
        </draw:frame>
        <draw:frame draw:style-name="gr2" draw:text-style-name="P2" draw:layer="layout" svg:width="2.407cm" svg:height="0.988cm" svg:x="6.748cm" svg:y="16.576cm">
          <draw:text-box>
            <text:p><text:span text:style-name="T1">@acme</text:span></text:p>
          </draw:text-box>
        </draw:frame>
        <draw:connector draw:style-name="gr4" draw:text-style-name="P1" draw:layer="layout" draw:type="curve" svg:x1="1.713cm" svg:y1="2.299cm" svg:x2="4.71cm" svg:y2="11.849cm" draw:start-shape="id3" draw:start-glue-point="8" draw:end-shape="id5" draw:end-glue-point="6" svg:d="m1713 2299c0 6367 999 9550 2997 9550">
          <text:p/>
        </draw:connector>
        <draw:connector draw:style-name="gr4" draw:text-style-name="P1" draw:layer="layout" draw:type="curve" svg:x1="1.713cm" svg:y1="2.299cm" svg:x2="4.71cm" svg:y2="17.056cm" draw:start-shape="id3" draw:start-glue-point="8" draw:end-shape="id6" draw:end-glue-point="6" svg:d="m1713 2299c0 9838 999 14757 2997 14757">
          <text:p/>
        </draw:connector>
        <draw:frame draw:style-name="gr6" draw:text-style-name="P3" draw:layer="layout" svg:width="2.026cm" svg:height="1.242cm" svg:x="2.714cm" svg:y="8.348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241cm" svg:y="13.8cm">
          <draw:text-box>
            <text:p><text:span text:style-name="T4">@acm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102cm" svg:y="1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734cm" svg:y="5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37cm" svg:y1="2.348cm" svg:x2="4.734cm" svg:y2="6.615cm" draw:start-shape="id7" draw:start-glue-point="8" draw:end-shape="id8" draw:end-glue-point="6" svg:d="m1737 2348c0 2845 999 4267 2997 4267">
          <text:p/>
        </draw:connector>
        <draw:frame draw:style-name="gr2" draw:text-style-name="P4" draw:layer="layout" svg:width="2.788cm" svg:height="0.988cm" svg:x="6.772cm" svg:y="6.234cm">
          <draw:text-box>
            <text:p><text:span text:style-name="T5">=alice</text:span></text:p>
          </draw:text-box>
        </draw:frame>
        <draw:custom-shape draw:style-name="gr3" draw:text-style-name="P1" xml:id="id9" draw:id="id9" draw:layer="layout" svg:width="1.27cm" svg:height="1.27cm" svg:x="4.734cm" svg:y="14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734cm" svg:y="19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72cm" svg:y="14.644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72cm" svg:y="19.851cm">
          <draw:text-box>
            <text:p><text:span text:style-name="T5">@acme</text:span></text:p>
          </draw:text-box>
        </draw:frame>
        <draw:connector draw:style-name="gr4" draw:text-style-name="P1" draw:layer="layout" draw:type="curve" svg:x1="1.737cm" svg:y1="2.348cm" svg:x2="4.734cm" svg:y2="15.124cm" draw:start-shape="id7" draw:start-glue-point="8" draw:end-shape="id9" draw:end-glue-point="6" svg:d="m1737 2348c0 8518 999 12776 2997 12776">
          <text:p/>
        </draw:connector>
        <draw:connector draw:style-name="gr4" draw:text-style-name="P1" draw:layer="layout" draw:type="curve" svg:x1="1.737cm" svg:y1="2.348cm" svg:x2="4.734cm" svg:y2="20.331cm" draw:start-shape="id7" draw:start-glue-point="8" draw:end-shape="id10" draw:end-glue-point="6" svg:d="m1737 2348c0 11989 999 17983 2997 17983">
          <text:p/>
        </draw:connector>
        <draw:frame draw:style-name="gr6" draw:text-style-name="P5" draw:layer="layout" svg:width="2.026cm" svg:height="1.242cm" svg:x="2.738cm" svg:y="11.623cm">
          <draw:text-box>
            <text:p><text:span text:style-name="T6">=bob</text:span></text:p>
          </draw:text-box>
        </draw:frame>
        <draw:frame draw:style-name="gr5" draw:text-style-name="P5" draw:layer="layout" svg:width="2.407cm" svg:height="0.988cm" svg:x="3.265cm" svg:y="17.075cm">
          <draw:text-box>
            <text:p><text:span text:style-name="T6">@acme</text:span></text:p>
          </draw:text-box>
        </draw:frame>
        <draw:custom-shape draw:style-name="gr3" draw:text-style-name="P1" xml:id="id11" draw:id="id11" draw:layer="layout" svg:width="1.27cm" svg:height="1.27cm" svg:x="8.747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69cm" svg:y1="7.25cm" svg:x2="8.747cm" svg:y2="11.06cm" draw:start-shape="id8" draw:start-glue-point="8" draw:end-shape="id11" draw:end-glue-point="6" svg:d="m5369 7250c0 2540 1126 3810 3378 3810">
          <text:p/>
        </draw:connector>
        <draw:frame draw:style-name="gr2" draw:text-style-name="P4" draw:layer="layout" svg:width="5.836cm" svg:height="0.988cm" svg:x="10.785cm" svg:y="10.58cm">
          <draw:text-box>
            <text:p><text:span text:style-name="T5">=alice&lt;+email&gt;</text:span></text:p>
          </draw:text-box>
        </draw:frame>
        <draw:frame draw:style-name="gr5" draw:text-style-name="P5" draw:layer="layout" svg:width="3.55cm" svg:height="0.988cm" svg:x="6.201cm" svg:y="8.282cm">
          <draw:text-box>
            <text:p><text:span text:style-name="T6">&lt;+email&gt;</text:span></text:p>
          </draw:text-box>
        </draw:frame>
        <draw:frame draw:style-name="gr5" draw:text-style-name="P5" draw:layer="layout" svg:width="2.788cm" svg:height="0.988cm" svg:x="2.334cm" svg:y="3.583cm">
          <draw:text-box>
            <text:p><text:span text:style-name="T6">=alice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2" draw:start-glue-point="8" draw:end-shape="id13" draw:end-glue-point="6" svg:d="m1750 2364c0 2845 999 4267 2997 4267">
          <text:p/>
        </draw:connector>
        <draw:frame draw:style-name="gr5" draw:text-style-name="P5" draw:layer="layout" svg:width="2.788cm" svg:height="0.988cm" svg:x="2.334cm" svg:y="3.583cm">
          <draw:text-box>
            <text:p><text:span text:style-name="T6">=alice</text:span></text:p>
          </draw:text-box>
        </draw:frame>
        <draw:frame draw:style-name="gr2" draw:text-style-name="P4" draw:layer="layout" svg:width="2.788cm" svg:height="0.988cm" svg:x="6.785cm" svg:y="6.25cm">
          <draw:text-box>
            <text:p><text:span text:style-name="T5">=alice</text:span></text:p>
          </draw:text-box>
        </draw:frame>
        <draw:custom-shape draw:style-name="gr3" draw:text-style-name="P1" xml:id="id14" draw:id="id14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85cm" svg:y="20.912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85cm" svg:y="26.119cm">
          <draw:text-box>
            <text:p><text:span text:style-name="T5">@acme</text:span></text:p>
          </draw:text-box>
        </draw:frame>
        <draw:connector draw:style-name="gr4" draw:text-style-name="P1" draw:layer="layout" draw:type="curve" svg:x1="1.75cm" svg:y1="2.364cm" svg:x2="4.747cm" svg:y2="21.392cm" draw:start-shape="id12" draw:start-glue-point="8" draw:end-shape="id14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2" draw:start-glue-point="8" draw:end-shape="id15" draw:end-glue-point="6" svg:d="m1750 2364c0 16157 999 24235 2997 24235">
          <text:p/>
        </draw:connector>
        <draw:frame draw:style-name="gr6" draw:text-style-name="P5" draw:layer="layout" svg:width="2.026cm" svg:height="1.242cm" svg:x="3.051cm" svg:y="17.891cm">
          <draw:text-box>
            <text:p><text:span text:style-name="T6">=bob</text:span></text:p>
          </draw:text-box>
        </draw:frame>
        <draw:frame draw:style-name="gr5" draw:text-style-name="P5" draw:layer="layout" svg:width="2.407cm" svg:height="0.988cm" svg:x="3.378cm" svg:y="23.343cm">
          <draw:text-box>
            <text:p><text:span text:style-name="T6">@acme</text:span></text:p>
          </draw:text-box>
        </draw:frame>
        <draw:custom-shape draw:style-name="gr3" draw:text-style-name="P1" xml:id="id16" draw:id="id16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13" draw:start-glue-point="8" draw:end-shape="id16" draw:end-glue-point="6" svg:d="m5382 7266c0 2540 1126 3810 3378 3810">
          <text:p/>
        </draw:connector>
        <draw:frame draw:style-name="gr5" draw:text-style-name="P5" draw:layer="layout" svg:width="3.55cm" svg:height="0.988cm" svg:x="6.201cm" svg:y="8.282cm">
          <draw:text-box>
            <text:p><text:span text:style-name="T6">&lt;+email&gt;</text:span></text:p>
          </draw:text-box>
        </draw:frame>
        <draw:frame draw:style-name="gr2" draw:text-style-name="P4" draw:layer="layout" svg:width="5.836cm" svg:height="0.988cm" svg:x="10.798cm" svg:y="10.596cm">
          <draw:text-box>
            <text:p><text:span text:style-name="T5">=alice&lt;+email&gt;</text:span></text:p>
          </draw:text-box>
        </draw:frame>
        <draw:custom-shape draw:style-name="gr3" draw:text-style-name="P1" xml:id="id17" draw:id="id17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16" draw:start-glue-point="8" draw:end-shape="id17" draw:end-glue-point="6" svg:d="m9395 11711c0 2641 840 3961 2520 3961">
          <text:p/>
        </draw:connector>
        <draw:frame draw:style-name="gr5" draw:text-style-name="P5" draw:layer="layout" svg:width="0.883cm" svg:height="0.988cm" svg:x="10.15cm" svg:y="12.684cm">
          <draw:text-box>
            <text:p><text:span text:style-name="T6">&amp;</text:span></text:p>
          </draw:text-box>
        </draw:frame>
        <draw:custom-shape draw:style-name="gr1" draw:text-style-name="P1" xml:id="id18" draw:id="id18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17" draw:start-glue-point="8" draw:end-shape="id18" draw:end-glue-point="3" svg:d="m12550 16307c0 2707 1060 4060 3182 4060">
          <text:p/>
        </draw:connector>
        <draw:frame draw:style-name="gr2" draw:text-style-name="P4" draw:layer="layout" svg:width="6.217cm" svg:height="0.988cm" svg:x="13.96cm" svg:y="15.224cm">
          <draw:text-box>
            <text:p><text:span text:style-name="T5">=alice&lt;+email&gt;&amp;</text:span></text:p>
          </draw:text-box>
        </draw:frame>
        <draw:frame draw:style-name="gr5" draw:text-style-name="P5" draw:layer="layout" svg:width="0.883cm" svg:height="0.988cm" svg:x="13.551cm" svg:y="17.684cm">
          <draw:text-box>
            <text:p><text:span text:style-name="T6">&amp;</text:span></text:p>
          </draw:text-box>
        </draw:frame>
        <draw:frame draw:style-name="gr2" draw:text-style-name="P4" draw:layer="layout" svg:width="6.979cm" svg:height="0.988cm" svg:x="13.066cm" svg:y="21.602cm">
          <draw:text-box>
            <text:p><text:span text:style-name="T5">“</text:span><text:span text:style-name="T5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9" draw:start-glue-point="8" draw:end-shape="id20" draw:end-glue-point="6" svg:d="m1750 2364c0 2845 999 4267 2997 4267">
          <text:p/>
        </draw:connector>
        <draw:frame draw:style-name="gr5" draw:text-style-name="P5" draw:layer="layout" svg:width="2.788cm" svg:height="0.988cm" svg:x="2.334cm" svg:y="3.583cm">
          <draw:text-box>
            <text:p><text:span text:style-name="T6">=alice</text:span></text:p>
          </draw:text-box>
        </draw:frame>
        <draw:frame draw:style-name="gr2" draw:text-style-name="P4" draw:layer="layout" svg:width="2.788cm" svg:height="0.988cm" svg:x="6.785cm" svg:y="6.25cm">
          <draw:text-box>
            <text:p><text:span text:style-name="T5">=alice</text:span></text:p>
          </draw:text-box>
        </draw:frame>
        <draw:custom-shape draw:style-name="gr3" draw:text-style-name="P1" xml:id="id21" draw:id="id21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85cm" svg:y="20.912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85cm" svg:y="26.119cm">
          <draw:text-box>
            <text:p><text:span text:style-name="T5">@acme</text:span></text:p>
          </draw:text-box>
        </draw:frame>
        <draw:connector draw:style-name="gr4" draw:text-style-name="P1" draw:layer="layout" draw:type="curve" svg:x1="1.75cm" svg:y1="2.364cm" svg:x2="4.747cm" svg:y2="21.392cm" draw:start-shape="id19" draw:start-glue-point="8" draw:end-shape="id21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9" draw:start-glue-point="8" draw:end-shape="id22" draw:end-glue-point="6" svg:d="m1750 2364c0 16157 999 24235 2997 24235">
          <text:p/>
        </draw:connector>
        <draw:frame draw:style-name="gr6" draw:text-style-name="P5" draw:layer="layout" svg:width="2.026cm" svg:height="1.242cm" svg:x="3.051cm" svg:y="17.891cm">
          <draw:text-box>
            <text:p><text:span text:style-name="T6">=bob</text:span></text:p>
          </draw:text-box>
        </draw:frame>
        <draw:frame draw:style-name="gr5" draw:text-style-name="P5" draw:layer="layout" svg:width="2.407cm" svg:height="0.988cm" svg:x="3.378cm" svg:y="23.343cm">
          <draw:text-box>
            <text:p><text:span text:style-name="T6">@acme</text:span></text:p>
          </draw:text-box>
        </draw:frame>
        <draw:custom-shape draw:style-name="gr3" draw:text-style-name="P1" xml:id="id23" draw:id="id23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0" draw:start-glue-point="8" draw:end-shape="id23" draw:end-glue-point="6" svg:d="m5382 7266c0 2540 1126 3810 3378 3810">
          <text:p/>
        </draw:connector>
        <draw:frame draw:style-name="gr5" draw:text-style-name="P5" draw:layer="layout" svg:width="3.55cm" svg:height="0.988cm" svg:x="6.201cm" svg:y="8.282cm">
          <draw:text-box>
            <text:p><text:span text:style-name="T6">&lt;+email&gt;</text:span></text:p>
          </draw:text-box>
        </draw:frame>
        <draw:frame draw:style-name="gr2" draw:text-style-name="P4" draw:layer="layout" svg:width="5.836cm" svg:height="0.988cm" svg:x="10.798cm" svg:y="10.596cm">
          <draw:text-box>
            <text:p><text:span text:style-name="T5">=alice&lt;+email&gt;</text:span></text:p>
          </draw:text-box>
        </draw:frame>
        <draw:custom-shape draw:style-name="gr3" draw:text-style-name="P1" xml:id="id24" draw:id="id24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23" draw:start-glue-point="8" draw:end-shape="id24" draw:end-glue-point="6" svg:d="m9395 11711c0 2641 840 3961 2520 3961">
          <text:p/>
        </draw:connector>
        <draw:frame draw:style-name="gr5" draw:text-style-name="P5" draw:layer="layout" svg:width="0.883cm" svg:height="0.988cm" svg:x="10.15cm" svg:y="12.684cm">
          <draw:text-box>
            <text:p><text:span text:style-name="T6">&amp;</text:span></text:p>
          </draw:text-box>
        </draw:frame>
        <draw:custom-shape draw:style-name="gr1" draw:text-style-name="P1" xml:id="id25" draw:id="id25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24" draw:start-glue-point="8" draw:end-shape="id25" draw:end-glue-point="3" svg:d="m12550 16307c0 2707 1060 4060 3182 4060">
          <text:p/>
        </draw:connector>
        <draw:frame draw:style-name="gr2" draw:text-style-name="P4" draw:layer="layout" svg:width="6.217cm" svg:height="0.988cm" svg:x="13.96cm" svg:y="15.224cm">
          <draw:text-box>
            <text:p><text:span text:style-name="T5">=alice&lt;+email&gt;&amp;</text:span></text:p>
          </draw:text-box>
        </draw:frame>
        <draw:frame draw:style-name="gr5" draw:text-style-name="P5" draw:layer="layout" svg:width="0.883cm" svg:height="0.988cm" svg:x="13.551cm" svg:y="17.684cm">
          <draw:text-box>
            <text:p><text:span text:style-name="T6">&amp;</text:span></text:p>
          </draw:text-box>
        </draw:frame>
        <draw:frame draw:style-name="gr2" draw:text-style-name="P4" draw:layer="layout" svg:width="6.979cm" svg:height="0.988cm" svg:x="13.065cm" svg:y="21.602cm">
          <draw:text-box>
            <text:p><text:span text:style-name="T5">“</text:span><text:span text:style-name="T5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26" draw:start-glue-point="8" draw:end-shape="id27" draw:end-glue-point="6" svg:d="m1750 2364c0 2845 999 4267 2997 4267">
          <text:p/>
        </draw:connector>
        <draw:frame draw:style-name="gr5" draw:text-style-name="P5" draw:layer="layout" svg:width="2.788cm" svg:height="0.988cm" svg:x="2.334cm" svg:y="3.583cm">
          <draw:text-box>
            <text:p><text:span text:style-name="T6">=alice</text:span></text:p>
          </draw:text-box>
        </draw:frame>
        <draw:frame draw:style-name="gr2" draw:text-style-name="P4" draw:layer="layout" svg:width="2.788cm" svg:height="0.988cm" svg:x="6.785cm" svg:y="6.25cm">
          <draw:text-box>
            <text:p><text:span text:style-name="T5">=alice</text:span></text:p>
          </draw:text-box>
        </draw:frame>
        <draw:custom-shape draw:style-name="gr3" draw:text-style-name="P1" xml:id="id28" draw:id="id28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85cm" svg:y="20.912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85cm" svg:y="26.119cm">
          <draw:text-box>
            <text:p><text:span text:style-name="T5">@acme</text:span></text:p>
          </draw:text-box>
        </draw:frame>
        <draw:connector draw:style-name="gr4" draw:text-style-name="P1" draw:layer="layout" draw:type="curve" svg:x1="1.75cm" svg:y1="2.364cm" svg:x2="4.747cm" svg:y2="21.392cm" draw:start-shape="id26" draw:start-glue-point="8" draw:end-shape="id28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26" draw:start-glue-point="8" draw:end-shape="id29" draw:end-glue-point="6" svg:d="m1750 2364c0 16157 999 24235 2997 24235">
          <text:p/>
        </draw:connector>
        <draw:frame draw:style-name="gr6" draw:text-style-name="P5" draw:layer="layout" svg:width="2.026cm" svg:height="1.242cm" svg:x="3.051cm" svg:y="17.891cm">
          <draw:text-box>
            <text:p><text:span text:style-name="T6">=bob</text:span></text:p>
          </draw:text-box>
        </draw:frame>
        <draw:frame draw:style-name="gr5" draw:text-style-name="P5" draw:layer="layout" svg:width="2.407cm" svg:height="0.988cm" svg:x="3.378cm" svg:y="23.343cm">
          <draw:text-box>
            <text:p><text:span text:style-name="T6">@acme</text:span></text:p>
          </draw:text-box>
        </draw:frame>
        <draw:custom-shape draw:style-name="gr3" draw:text-style-name="P1" xml:id="id30" draw:id="id30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7" draw:start-glue-point="8" draw:end-shape="id30" draw:end-glue-point="6" svg:d="m5382 7266c0 2540 1126 3810 3378 3810">
          <text:p/>
        </draw:connector>
        <draw:frame draw:style-name="gr5" draw:text-style-name="P5" draw:layer="layout" svg:width="3.55cm" svg:height="0.988cm" svg:x="6.201cm" svg:y="8.282cm">
          <draw:text-box>
            <text:p><text:span text:style-name="T6">&lt;+email&gt;</text:span></text:p>
          </draw:text-box>
        </draw:frame>
        <draw:frame draw:style-name="gr2" draw:text-style-name="P4" draw:layer="layout" svg:width="5.836cm" svg:height="0.988cm" svg:x="10.798cm" svg:y="10.596cm">
          <draw:text-box>
            <text:p><text:span text:style-name="T5">=alice&lt;+email&gt;</text:span></text:p>
          </draw:text-box>
        </draw:frame>
        <draw:custom-shape draw:style-name="gr3" draw:text-style-name="P1" xml:id="id31" draw:id="id31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0" draw:start-glue-point="8" draw:end-shape="id31" draw:end-glue-point="6" svg:d="m9395 11711c0 2641 840 3961 2520 3961">
          <text:p/>
        </draw:connector>
        <draw:frame draw:style-name="gr5" draw:text-style-name="P5" draw:layer="layout" svg:width="0.883cm" svg:height="0.988cm" svg:x="10.15cm" svg:y="12.684cm">
          <draw:text-box>
            <text:p><text:span text:style-name="T6">&amp;</text:span></text:p>
          </draw:text-box>
        </draw:frame>
        <draw:custom-shape draw:style-name="gr1" draw:text-style-name="P1" xml:id="id32" draw:id="id32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1" draw:start-glue-point="8" draw:end-shape="id32" draw:end-glue-point="3" svg:d="m12550 16307c0 2707 1060 4060 3182 4060">
          <text:p/>
        </draw:connector>
        <draw:frame draw:style-name="gr2" draw:text-style-name="P4" draw:layer="layout" svg:width="6.217cm" svg:height="0.988cm" svg:x="13.96cm" svg:y="15.224cm">
          <draw:text-box>
            <text:p><text:span text:style-name="T5">=alice&lt;+email&gt;&amp;</text:span></text:p>
          </draw:text-box>
        </draw:frame>
        <draw:frame draw:style-name="gr5" draw:text-style-name="P5" draw:layer="layout" svg:width="0.883cm" svg:height="0.988cm" svg:x="13.551cm" svg:y="17.684cm">
          <draw:text-box>
            <text:p><text:span text:style-name="T6">&amp;</text:span></text:p>
          </draw:text-box>
        </draw:frame>
        <draw:connector draw:style-name="gr8" draw:text-style-name="P1" draw:layer="layout" draw:type="curve" svg:x1="5.382cm" svg:y1="7.266cm" svg:x2="5.382cm" svg:y2="20.757cm" draw:start-shape="id27" draw:start-glue-point="8" draw:end-shape="id28" draw:end-glue-point="4" svg:d="m5382 7266v13491">
          <text:p/>
        </draw:connector>
        <draw:frame draw:style-name="gr2" draw:layer="layout" svg:width="2.458cm" svg:height="0.962cm" svg:x="6.08cm" svg:y="14.705cm">
          <draw:text-box>
            <text:p>+friend</text:p>
          </draw:text-box>
        </draw:frame>
        <draw:frame draw:style-name="gr2" draw:text-style-name="P4" draw:layer="layout" svg:width="6.979cm" svg:height="0.988cm" svg:x="13.066cm" svg:y="21.602cm">
          <draw:text-box>
            <text:p><text:span text:style-name="T5">“</text:span><text:span text:style-name="T5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2">Contextual arcs:</text:span></text:p>
            <text:p><text:span text:style-name="T2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2">Literal arc:</text:span></text:p>
            <text:p><text:span text:style-name="T2"/></text:p>
            <text:p><text:span text:style-name="T1">=alice&lt;+email&gt;&amp;/&amp;/”alice@email.com”</text:span></text:p>
            <text:p><text:span text:style-name="T1"/></text:p>
            <text:p><text:span text:style-name="T2">Relational arc:</text:span></text:p>
            <text:p><text:span text:style-name="T2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33" draw:start-glue-point="8" draw:end-shape="id34" draw:end-glue-point="6" svg:d="m1750 2364c0 2845 999 4267 2997 4267">
          <text:p/>
        </draw:connector>
        <draw:frame draw:style-name="gr5" draw:text-style-name="P5" draw:layer="layout" svg:width="2.788cm" svg:height="0.988cm" svg:x="2.334cm" svg:y="3.583cm">
          <draw:text-box>
            <text:p><text:span text:style-name="T6">=alice</text:span></text:p>
          </draw:text-box>
        </draw:frame>
        <draw:frame draw:style-name="gr2" draw:text-style-name="P4" draw:layer="layout" svg:width="2.788cm" svg:height="0.988cm" svg:x="6.785cm" svg:y="6.25cm">
          <draw:text-box>
            <text:p><text:span text:style-name="T5">=alice</text:span></text:p>
          </draw:text-box>
        </draw:frame>
        <draw:custom-shape draw:style-name="gr3" draw:text-style-name="P1" xml:id="id35" draw:id="id35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85cm" svg:y="20.912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85cm" svg:y="26.119cm">
          <draw:text-box>
            <text:p><text:span text:style-name="T5">@acme</text:span></text:p>
          </draw:text-box>
        </draw:frame>
        <draw:connector draw:style-name="gr4" draw:text-style-name="P1" draw:layer="layout" draw:type="curve" svg:x1="1.75cm" svg:y1="2.364cm" svg:x2="4.747cm" svg:y2="21.392cm" draw:start-shape="id33" draw:start-glue-point="8" draw:end-shape="id35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33" draw:start-glue-point="8" draw:end-shape="id36" draw:end-glue-point="6" svg:d="m1750 2364c0 16157 999 24235 2997 24235">
          <text:p/>
        </draw:connector>
        <draw:frame draw:style-name="gr6" draw:text-style-name="P5" draw:layer="layout" svg:width="2.026cm" svg:height="1.242cm" svg:x="3.051cm" svg:y="17.891cm">
          <draw:text-box>
            <text:p><text:span text:style-name="T6">=bob</text:span></text:p>
          </draw:text-box>
        </draw:frame>
        <draw:frame draw:style-name="gr5" draw:text-style-name="P5" draw:layer="layout" svg:width="2.407cm" svg:height="0.988cm" svg:x="3.378cm" svg:y="23.343cm">
          <draw:text-box>
            <text:p><text:span text:style-name="T6">@acme</text:span></text:p>
          </draw:text-box>
        </draw:frame>
        <draw:custom-shape draw:style-name="gr3" draw:text-style-name="P1" xml:id="id37" draw:id="id37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34" draw:start-glue-point="8" draw:end-shape="id37" draw:end-glue-point="6" svg:d="m5382 7266c0 2540 1126 3810 3378 3810">
          <text:p/>
        </draw:connector>
        <draw:frame draw:style-name="gr5" draw:text-style-name="P5" draw:layer="layout" svg:width="3.55cm" svg:height="0.988cm" svg:x="6.201cm" svg:y="8.282cm">
          <draw:text-box>
            <text:p><text:span text:style-name="T6">&lt;+email&gt;</text:span></text:p>
          </draw:text-box>
        </draw:frame>
        <draw:frame draw:style-name="gr2" draw:text-style-name="P4" draw:layer="layout" svg:width="5.836cm" svg:height="0.988cm" svg:x="10.798cm" svg:y="10.596cm">
          <draw:text-box>
            <text:p><text:span text:style-name="T5">=alice&lt;+email&gt;</text:span></text:p>
          </draw:text-box>
        </draw:frame>
        <draw:custom-shape draw:style-name="gr3" draw:text-style-name="P1" xml:id="id38" draw:id="id38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7" draw:start-glue-point="8" draw:end-shape="id38" draw:end-glue-point="6" svg:d="m9395 11711c0 2641 840 3961 2520 3961">
          <text:p/>
        </draw:connector>
        <draw:frame draw:style-name="gr5" draw:text-style-name="P5" draw:layer="layout" svg:width="0.883cm" svg:height="0.988cm" svg:x="10.15cm" svg:y="12.684cm">
          <draw:text-box>
            <text:p><text:span text:style-name="T6">&amp;</text:span></text:p>
          </draw:text-box>
        </draw:frame>
        <draw:custom-shape draw:style-name="gr1" draw:text-style-name="P1" xml:id="id39" draw:id="id39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8" draw:start-glue-point="8" draw:end-shape="id39" draw:end-glue-point="3" svg:d="m12550 16307c0 2707 1060 4060 3182 4060">
          <text:p/>
        </draw:connector>
        <draw:frame draw:style-name="gr2" draw:text-style-name="P4" draw:layer="layout" svg:width="6.217cm" svg:height="0.988cm" svg:x="13.96cm" svg:y="15.224cm">
          <draw:text-box>
            <text:p><text:span text:style-name="T5">=alice&lt;+email&gt;&amp;</text:span></text:p>
          </draw:text-box>
        </draw:frame>
        <draw:frame draw:style-name="gr5" draw:text-style-name="P5" draw:layer="layout" svg:width="0.883cm" svg:height="0.988cm" svg:x="13.551cm" svg:y="17.684cm">
          <draw:text-box>
            <text:p><text:span text:style-name="T6">&amp;</text:span></text:p>
          </draw:text-box>
        </draw:frame>
        <draw:connector draw:style-name="gr8" draw:text-style-name="P1" draw:layer="layout" draw:type="curve" svg:x1="5.382cm" svg:y1="7.266cm" svg:x2="5.382cm" svg:y2="20.757cm" draw:start-shape="id34" draw:start-glue-point="8" draw:end-shape="id35" draw:end-glue-point="4" svg:d="m5382 7266v13491">
          <text:p/>
        </draw:connector>
        <draw:frame draw:style-name="gr2" draw:text-style-name="P6" draw:layer="layout" svg:width="2.458cm" svg:height="0.962cm" svg:x="6.08cm" svg:y="14.705cm">
          <draw:text-box>
            <text:p><text:span text:style-name="T7">+friend</text:span></text:p>
          </draw:text-box>
        </draw:frame>
        <draw:frame draw:style-name="gr2" draw:text-style-name="P4" draw:layer="layout" svg:width="6.979cm" svg:height="0.988cm" svg:x="13.066cm" svg:y="21.602cm">
          <draw:text-box>
            <text:p><text:span text:style-name="T5">“</text:span><text:span text:style-name="T5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11:35:59</dc:date>
    <dc:creator>markus </dc:creator>
    <meta:editing-duration>PT13H6M30S</meta:editing-duration>
    <meta:editing-cycles>17</meta:editing-cycles>
    <meta:generator>LibreOffice/3.5$Linux_X86_64 LibreOffice_project/350m1$Build-2</meta:generator>
    <meta:document-statistic meta:object-count="143"/>
  </office:meta>
</office:document-meta>
</file>